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BM Plex Mono" svg:font-family="'IBM Plex Mono'" style:font-pitch="fixed"/>
    <style:font-face style:name="IBM Plex Sans Devanagari" svg:font-family="'IBM Plex Sans Devanagari'" style:font-family-generic="swiss"/>
    <style:font-face style:name="IBM Plex Sans Devanagari1" svg:font-family="'IBM Plex Sans Devanagari'"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line-height="100%"/>
      <style:text-properties fo:color="#000000" loext:opacity="100%" style:font-name="IBM Plex Mono" fo:font-size="10pt" officeooo:rsid="0007f851" officeooo:paragraph-rsid="0007f851" style:font-size-asian="10pt" style:font-size-complex="10pt"/>
    </style:style>
    <style:style style:name="P2" style:family="paragraph" style:parent-style-name="Standard">
      <style:paragraph-properties fo:line-height="100%"/>
      <style:text-properties fo:color="#000000" loext:opacity="100%" style:font-name="IBM Plex Mono" fo:font-size="10pt" officeooo:rsid="0007f851" officeooo:paragraph-rsid="000fad0d" style:font-size-asian="10pt" style:font-size-complex="10pt"/>
    </style:style>
    <style:style style:name="P3" style:family="paragraph" style:parent-style-name="Standard">
      <style:paragraph-properties fo:line-height="100%"/>
      <style:text-properties fo:color="#808080" loext:opacity="100%" style:font-name="IBM Plex Mono" fo:font-size="10pt" officeooo:rsid="0007f851" officeooo:paragraph-rsid="000fad0d" style:font-size-asian="10pt" style:font-size-complex="10pt"/>
    </style:style>
    <style:style style:name="P4" style:family="paragraph" style:parent-style-name="Standard">
      <style:paragraph-properties fo:line-height="100%"/>
      <style:text-properties fo:color="#808080" loext:opacity="100%" style:font-name="IBM Plex Mono" fo:font-size="10pt" officeooo:rsid="0007f851" officeooo:paragraph-rsid="0007f851" style:font-size-asian="10pt" style:font-size-complex="10pt"/>
    </style:style>
    <style:style style:name="P5" style:family="paragraph" style:parent-style-name="Standard">
      <style:paragraph-properties fo:line-height="100%"/>
      <style:text-properties fo:color="#808080" loext:opacity="100%" style:font-name="IBM Plex Mono" fo:font-size="10pt" officeooo:rsid="000c1b2f" officeooo:paragraph-rsid="000c1b2f" style:font-size-asian="10pt" style:font-size-complex="10pt"/>
    </style:style>
    <style:style style:name="P6" style:family="paragraph" style:parent-style-name="Standard">
      <style:paragraph-properties fo:line-height="100%"/>
      <style:text-properties fo:color="#808080" loext:opacity="100%" style:font-name="IBM Plex Mono" fo:font-size="10pt" officeooo:rsid="000fad0d" officeooo:paragraph-rsid="000fad0d" style:font-size-asian="10pt" style:font-size-complex="10pt"/>
    </style:style>
    <style:style style:name="P7" style:family="paragraph" style:parent-style-name="Standard">
      <style:paragraph-properties fo:line-height="100%"/>
      <style:text-properties fo:color="#808080" loext:opacity="100%" style:font-name="IBM Plex Mono" fo:font-size="10pt" officeooo:rsid="000fbe86" officeooo:paragraph-rsid="000fbe86" style:font-size-asian="10pt" style:font-size-complex="10pt"/>
    </style:style>
    <style:style style:name="P8" style:family="paragraph" style:parent-style-name="Standard">
      <style:paragraph-properties fo:line-height="100%"/>
      <style:text-properties fo:color="#808080" loext:opacity="100%" style:font-name="IBM Plex Mono" fo:font-size="10pt" officeooo:rsid="000fad0d" officeooo:paragraph-rsid="001253f1" style:font-size-asian="10pt" style:font-size-complex="10pt"/>
    </style:style>
    <style:style style:name="P9" style:family="paragraph" style:parent-style-name="Standard">
      <style:paragraph-properties fo:line-height="100%"/>
      <style:text-properties fo:color="#808080" loext:opacity="100%" style:font-name="IBM Plex Mono" fo:font-size="10pt" officeooo:rsid="000c1b2f" officeooo:paragraph-rsid="001253f1" style:font-size-asian="10pt" style:font-size-complex="10pt"/>
    </style:style>
    <style:style style:name="P10" style:family="paragraph" style:parent-style-name="Standard">
      <style:paragraph-properties fo:line-height="100%"/>
      <style:text-properties fo:color="#808080" loext:opacity="100%" style:font-name="IBM Plex Mono" fo:font-size="10pt" officeooo:rsid="000fbe86" officeooo:paragraph-rsid="001253f1" style:font-size-asian="10pt" style:font-size-complex="10pt"/>
    </style:style>
    <style:style style:name="T1" style:family="text">
      <style:text-properties fo:color="#00a933" loext:opacity="100%"/>
    </style:style>
    <style:style style:name="T2" style:family="text">
      <style:text-properties fo:color="#2a6099" loext:opacity="100%"/>
    </style:style>
    <style:style style:name="T3" style:family="text">
      <style:text-properties officeooo:rsid="000fad0d"/>
    </style:style>
    <style:style style:name="T4" style:family="text">
      <style:text-properties officeooo:rsid="000fbe86"/>
    </style:style>
    <style:style style:name="T5" style:family="text">
      <style:text-properties fo:color="#b2b2b2" loext:opacity="100%"/>
    </style:style>
    <style:style style:name="T6" style:family="text">
      <style:text-properties fo:color="#b2b2b2" loext:opacity="100%" officeooo:rsid="000fbe86"/>
    </style:style>
    <style:style style:name="T7" style:family="text">
      <style:text-properties fo:color="#127622" loext:opacity="100%"/>
    </style:style>
    <style:style style:name="T8" style:family="text">
      <style:text-properties fo:color="#127622" loext:opacity="100%" officeooo:rsid="000fbe86"/>
    </style:style>
    <style:style style:name="T9" style:family="text">
      <style:text-properties fo:color="#355269" loext:opacity="100%"/>
    </style:style>
    <style:style style:name="T10" style:family="text">
      <style:text-properties fo:color="#355269" loext:opacity="100%" officeooo:rsid="000fbe86"/>
    </style:style>
    <style:style style:name="T11" style:family="text">
      <style:text-properties fo:color="#666666" loext:opacity="100%"/>
    </style:style>
    <style:style style:name="T12" style:family="text">
      <style:text-properties officeooo:rsid="001253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verything outside of parens is a comment. </text:p>
      <text:p text:style-name="P3">Your source code can double as <text:span text:style-name="T3">a </text:span>markdown <text:span text:style-name="T3">document</text:span>.</text:p>
      <text:p text:style-name="P7">I’ve done some pretend syntax highlighting to make it easier to read.</text:p>
      <text:p text:style-name="P7"/>
      <text:p text:style-name="P4">This is a <text:span text:style-name="T12">quicksort </text:span>example which partitions in the middle of the array.</text:p>
      <text:p text:style-name="P1"><text:span text:style-name="T5">(</text:span><text:span text:style-name="T9">quicksort</text:span> <text:span text:style-name="T7">=</text:span> <text:span text:style-name="T5">((</text:span>list <text:span text:style-name="T1">:</text:span> Vector<text:span text:style-name="T5">)</text:span> <text:span text:style-name="T7">-&gt;</text:span> </text:p>
      <text:p text:style-name="P1"><text:s/>“<text:span text:style-name="T4">I have to assert that </text:span><text:span text:style-name="T10">quicksort</text:span><text:span text:style-name="T4"> only works on Vector types”</text:span><text:span text:style-name="T6">,</text:span></text:p>
      <text:p text:style-name="P1"><text:s/><text:span text:style-name="T7">?</text:span> <text:span text:style-name="T5">((</text:span><text:span text:style-name="T7">#</text:span> list<text:span text:style-name="T5">)</text:span> <text:span text:style-name="T7">&gt;</text:span> 1<text:span text:style-name="T5">)</text:span> </text:p>
      <text:p text:style-name="P1"><text:s/><text:span text:style-name="T1"><text:s text:c="2"/></text:span><text:span text:style-name="T5">(</text:span><text:span text:style-name="T9">swap</text:span> <text:span text:style-name="T7">=</text:span> <text:span text:style-name="T6">(</text:span>pv i j <text:span text:style-name="T7">-&gt;</text:span> </text:p>
      <text:p text:style-name="P1"><text:s text:c="7"/>“<text:span text:style-name="T4">I’m chosing to do a recursive implementation (swap) instead of a loop”.</text:span></text:p>
      <text:p text:style-name="P1"><text:s text:c="7"/><text:span text:style-name="T7">??</text:span></text:p>
      <text:p text:style-name="P1"><text:s text:c="9"/><text:span text:style-name="T5">(((</text:span>list <text:span text:style-name="T7">_</text:span> i<text:span text:style-name="T5">)</text:span> <text:span text:style-name="T7">&lt;</text:span> <text:span text:style-name="T5">(</text:span>list <text:span text:style-name="T7">_</text:span> pv<text:span text:style-name="T5">))</text:span> and <text:span text:style-name="T5">(</text:span>i <text:span text:style-name="T7">&lt;</text:span> pv<text:span text:style-name="T5">))</text:span></text:p>
      <text:p text:style-name="P1"><text:s text:c="9"/><text:span text:style-name="T5">(</text:span><text:span text:style-name="T9">swap</text:span> pv <text:span text:style-name="T5">(</text:span>i <text:span text:style-name="T7">+</text:span> 1<text:span text:style-name="T5">)</text:span> j<text:span text:style-name="T5">)</text:span></text:p>
      <text:p text:style-name="P1"><text:s text:c="9"/><text:span text:style-name="T5">(((</text:span>list <text:span text:style-name="T7">_</text:span> j<text:span text:style-name="T5">)</text:span> <text:span text:style-name="T7">&gt;</text:span> <text:span text:style-name="T5">(</text:span>list <text:span text:style-name="T7">_</text:span> pv<text:span text:style-name="T5">))</text:span> and <text:span text:style-name="T5">(</text:span>j <text:span text:style-name="T7">&gt;</text:span> pv<text:span text:style-name="T5">))</text:span></text:p>
      <text:p text:style-name="P1"><text:s text:c="9"/><text:span text:style-name="T5">(</text:span><text:span text:style-name="T9">swap</text:span> pv i <text:span text:style-name="T5">(</text:span>j <text:span text:style-name="T7">-</text:span> 1<text:span text:style-name="T5">))</text:span></text:p>
      <text:p text:style-name="P1"><text:s text:c="9"/><text:span text:style-name="T5">(((</text:span>list <text:span text:style-name="T7">_</text:span> j<text:span text:style-name="T5">)</text:span> <text:span text:style-name="T7">&lt;</text:span> <text:span text:style-name="T5">(</text:span>list <text:span text:style-name="T7">_</text:span> pv<text:span text:style-name="T5">))</text:span> and <text:span text:style-name="T5">((</text:span>list <text:span text:style-name="T7">_</text:span> i<text:span text:style-name="T5">)</text:span> <text:span text:style-name="T7">&lt;</text:span> <text:span text:style-name="T5">(</text:span>list <text:span text:style-name="T7">_</text:span> pv<text:span text:style-name="T5">)))</text:span></text:p>
      <text:p text:style-name="P1"><text:s text:c="9"/><text:span text:style-name="T5">(</text:span>tmp <text:span text:style-name="T7">=</text:span> <text:span text:style-name="T5">(</text:span>list <text:span text:style-name="T7">_</text:span> i<text:span text:style-name="T5">),</text:span></text:p>
      <text:p text:style-name="P1"><text:s text:c="10"/>“<text:span text:style-name="T4">You can </text:span><text:span text:style-name="T12">swap</text:span><text:span text:style-name="T4"> an index with a new value with (Arr </text:span><text:span text:style-name="T12">_</text:span><text:span text:style-name="T4"> index new)”</text:span><text:span text:style-name="T6">,</text:span></text:p>
      <text:p text:style-name="P1"><text:tab/> <text:s text:c="3"/>list <text:span text:style-name="T7">_</text:span> i <text:span text:style-name="T5">(</text:span>list <text:span text:style-name="T7">_</text:span> j<text:span text:style-name="T5">),</text:span></text:p>
      <text:p text:style-name="P2"><text:tab/> <text:s text:c="3"/>list <text:span text:style-name="T7">_</text:span> j tmp<text:span text:style-name="T5">,</text:span></text:p>
      <text:p text:style-name="P2"><text:s text:c="10"/><text:span text:style-name="T9">swap</text:span> pv i j<text:span text:style-name="T5">),</text:span></text:p>
      <text:p text:style-name="P2"><text:s text:c="9"/><text:span text:style-name="T5">(</text:span><text:span text:style-name="T9">quicksort</text:span> <text:span text:style-name="T5">((</text:span><text:span text:style-name="T7">@</text:span> <text:span text:style-name="T5">(</text:span><text:span text:style-name="T7">@</text:span> <text:span text:style-name="T5">(</text:span>list <text:span text:style-name="T7">_</text:span> 1<text:span text:style-name="T5">)))</text:span></text:p>
      <text:p text:style-name="P2"><text:s text:c="21"/><text:span text:style-name="T1">:</text:span> <text:span text:style-name="T5">(</text:span><text:span text:style-name="T3">Vector</text:span> | <text:span text:style-name="T5">(</text:span>c <text:span text:style-name="T7">-&gt;</text:span> <text:span text:style-name="T5">(</text:span><text:span text:style-name="T7">?</text:span> <text:span text:style-name="T5">((</text:span><text:span text:style-name="T7">#</text:span> c<text:span text:style-name="T5">)</text:span> <text:span text:style-name="T7">=</text:span> <text:span text:style-name="T5">((</text:span><text:span text:style-name="T7">#</text:span> list<text:span text:style-name="T5">)</text:span> <text:span text:style-name="T7">-</text:span> pv<text:span text:style-name="T5">))</text:span> True<text:span text:style-name="T5">))))),</text:span></text:p>
      <text:p text:style-name="P2"><text:s text:c="9"/><text:span text:style-name="T5">(</text:span><text:span text:style-name="T9">quicksort</text:span> <text:span text:style-name="T5">((</text:span><text:span text:style-name="T7">@</text:span> <text:span text:style-name="T5">(</text:span><text:span text:style-name="T7">@</text:span> <text:span text:style-name="T5">(</text:span>list <text:span text:style-name="T7">_</text:span> <text:span text:style-name="T5">(</text:span>pivot <text:span text:style-name="T7">_</text:span> 1<text:span text:style-name="T5">))))</text:span></text:p>
      <text:p text:style-name="P2"><text:s text:c="21"/><text:span text:style-name="T1">:</text:span> <text:span text:style-name="T5">(</text:span><text:span text:style-name="T3">Vector</text:span> | <text:span text:style-name="T5">(</text:span>c <text:span text:style-name="T7">-&gt;</text:span> <text:span text:style-name="T5">(</text:span><text:span text:style-name="T7">?</text:span> <text:span text:style-name="T5">((</text:span><text:span text:style-name="T7">#</text:span> c<text:span text:style-name="T5">)</text:span> <text:span text:style-name="T7">=</text:span> <text:span text:style-name="T5">((</text:span><text:span text:style-name="T7">#</text:span> list<text:span text:style-name="T5">)</text:span> <text:span text:style-name="T7">-</text:span> pv<text:span text:style-name="T5">))</text:span> True<text:span text:style-name="T5">))))))))</text:span><text:span text:style-name="T6">)</text:span></text:p>
      <text:p text:style-name="P5">More comments here...</text:p>
      <text:p text:style-name="P8">In the recursive <text:span text:style-name="T12">quicksort</text:span> call<text:span text:style-name="T4">s</text:span>, I create an array slice similar to how you can <text:span text:style-name="T4">increment</text:span> an array pointer in C, except you can’t do pointer math in my language.</text:p>
      <text:p text:style-name="P6">Instead, I take the address of an index in the array, then dereference it as an array that starts with that index.</text:p>
      <text:p text:style-name="P5">In C it would be something like</text:p>
      <text:p text:style-name="P9"><text:tab/><text:span text:style-name="T12">quicksort</text:span><text:span text:style-name="T4">(((int[])((void*)(&amp;list[pv]))));</text:span></text:p>
      <text:p text:style-name="P7">going from an array index, to an untyped pointer, to another array.</text:p>
      <text:p text:style-name="P10">You can technically dereference anything as anything in my language because at the very least, each pointer is guaranteed to point to a live object. But in order to call <text:span text:style-name="T12">quicksort</text:span> on the slice, you have to assert that the thing you’re dereferencing is actually an array with the right amount of indicies. That’s what I’m doing with those two lines in the bottom that start with “:”. Dereferencing gives a <text:line-break/>Vector “Vector | ...” where its length “<text:span text:style-name="T7">#</text:span> c” is equivalent to the length of the list minus the top or bottom portion “... <text:span text:style-name="T7">=</text:span> <text:span text:style-name="T7">#</text:span> list <text:span text:style-name="T7">-</text:span> pv”</text:p>
      <text:p text:style-name="P1"><text:s text:c="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BM Plex Mono" svg:font-family="'IBM Plex Mono'" style:font-pitch="fixed"/>
    <style:font-face style:name="IBM Plex Sans Devanagari" svg:font-family="'IBM Plex Sans Devanagari'" style:font-family-generic="swiss"/>
    <style:font-face style:name="IBM Plex Sans Devanagari1" svg:font-family="'IBM Plex Sans Devanagari'"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Unifont" style:font-size-asian="10.5pt" style:language-asian="zh" style:country-asian="CN" style:font-name-complex="IBM Plex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Unifont" style:font-size-asian="10.5pt" style:language-asian="zh" style:country-asian="CN" style:font-name-complex="IBM Plex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Unifont" style:font-family-asian="Unifont" style:font-family-generic-asian="system" style:font-pitch-asian="variable" style:font-size-asian="14pt" style:font-name-complex="IBM Plex Sans Devanagari1"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BM Plex Sans Devanagari" style:font-family-complex="'IBM Plex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 style:font-family-complex="'IBM Plex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1:28:07.390108204</meta:creation-date>
    <dc:date>2023-09-26T10:42:27.897774300</dc:date>
    <meta:editing-duration>PT1H28M3S</meta:editing-duration>
    <meta:editing-cycles>9</meta:editing-cycles>
    <meta:generator>LibreOffice/7.6.1.2$Linux_X86_64 LibreOffice_project/60$Build-2</meta:generator>
    <meta:print-date>2023-09-25T12:44:10.335120105</meta:print-date>
    <meta:printed-by>PDF files</meta:printed-by>
    <meta:document-statistic meta:table-count="0" meta:image-count="0" meta:object-count="0" meta:page-count="1" meta:paragraph-count="32" meta:word-count="381" meta:character-count="2083" meta:non-whitespace-character-count="1556"/>
  </office:meta>
</office:document-meta>
</file>